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3484in"/>
    </style:style>
    <style:style style:name="co2" style:family="table-column">
      <style:table-column-properties fo:break-before="auto" style:column-width="1.7181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7.5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2.1925in" fo:break-before="auto" style:use-optimal-row-height="true"/>
    </style:style>
    <style:style style:name="ro5" style:family="table-row">
      <style:table-row-properties style:row-height="2.7598in" fo:break-before="auto" style:use-optimal-row-height="true"/>
    </style:style>
    <style:style style:name="ro6" style:family="table-row">
      <style:table-row-properties style:row-height="0.610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name-asian="Droid Sans" style:font-size-asian="12pt" style:font-name-complex="DejaVu Sans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2pt" style:font-name-asian="Droid Sans" style:font-size-asian="12pt" style:font-name-complex="DejaVu Sans" style:font-size-complex="12pt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style:font-name="Ubuntu" fo:font-size="12pt" style:font-name-asian="Droid Sans" style:font-size-asian="12pt" style:font-name-complex="DejaVu Sans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style:font-name-asian="Droid Sans" style:font-name-complex="DejaVu Sans"/>
    </style:style>
    <style:style style:name="T2" style:family="text">
      <style:text-properties style:font-name-asian="Droid Sans" style:font-name-complex="DejaVu Sans"/>
    </style:style>
  </office:automatic-styles>
  <office:body>
    <office:spreadsheet>
      <table:table table:name="EEPROM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Address Offset</text:p>
          </table:table-cell>
          <table:table-cell table:style-name="ce1" office:value-type="string">
            <text:p>Size (bytes)</text:p>
          </table:table-cell>
          <table:table-cell table:style-name="ce6" office:value-type="string">
            <text:p>Contents</text:p>
          </table:table-cell>
        </table:table-row>
        <table:table-row table:style-name="ro2">
          <table:table-cell table:style-name="ce2" office:value-type="string">
            <text:p>Head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0xAA, 0x55, 0x33, 0xEE</text:p>
          </table:table-cell>
        </table:table-row>
        <table:table-row table:style-name="ro2">
          <table:table-cell table:style-name="ce2" office:value-type="string">
            <text:p>EEPROM Revisi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evision number of the overall format of this EEPROM in ASCII =A1</text:p>
          </table:table-cell>
        </table:table-row>
        <table:table-row table:style-name="ro3">
          <table:table-cell table:style-name="ce2" office:value-type="string">
            <text:p>Board Nam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Name of board in ASCII so user can read it when the EEPROM is dumped. Up to</text:p>
            <text:p>developer of the board as to what they call the board..</text:p>
          </table:table-cell>
        </table:table-row>
        <table:table-row table:style-name="ro3">
          <table:table-cell table:style-name="ce2" office:value-type="string">
            <text:p>Version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Hardware version code for board in ASCII. Version format is up to the developer.</text:p>
            <text:p>i.e. 02.1...00A1....10A0</text:p>
          </table:table-cell>
        </table:table-row>
        <table:table-row table:style-name="ro2">
          <table:table-cell table:style-name="ce2" office:value-type="string">
            <text:p>Manufacturer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ASCII name of the manufacturer. Company or individual’s name.</text:p>
          </table:table-cell>
        </table:table-row>
        <table:table-row table:style-name="ro2">
          <table:table-cell table:style-name="ce2" office:value-type="string">
            <text:p>Part Number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ASCII Characters for the part number. Up to maker of the board.</text:p>
          </table:table-cell>
        </table:table-row>
        <table:table-row table:style-name="ro3">
          <table:table-cell table:style-name="ce2" office:value-type="string">
            <text:p>Number of Pins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Number of pins used by the daughter board including the power pins used.</text:p>
            <text:p>Decimal value of total pins, stored in HEX.</text:p>
          </table:table-cell>
        </table:table-row>
        <table:table-row table:style-name="ro4">
          <table:table-cell table:style-name="ce2" office:value-type="string">
            <text:p>Serial Number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text:p>Serial number of the board. This is a 12 character string which is:</text:p>
            <text:p>WWYY&amp;&amp;&amp;&amp;nnnn</text:p>
            <text:p>where: WW = 2 digit week of the year of production</text:p>
            <text:p>Serial Number</text:p>
            <text:p>76</text:p>
            <text:p>12</text:p>
            <text:p>YY = 2 digit year of production</text:p>
            <text:p>&amp;&amp;&amp;&amp;=Assembly code to let the manufacturer document the assembly number</text:p>
            <text:p>or product. A way to quickly tell from reading the serial number what the board</text:p>
            <text:p>is. Up to the developer to determine.</text:p>
            <text:p>nnnn = incrementing board number for that week of production</text:p>
          </table:table-cell>
        </table:table-row>
        <table:table-row table:style-name="ro5">
          <table:table-cell table:style-name="ce2" office:value-type="string">
            <text:p>Pin Usage Array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48">
            <text:p>148</text:p>
          </table:table-cell>
          <table:table-cell table:style-name="ce7" office:value-type="string">
            <text:p>Two bytes for each configurable pins of the 74 pins on the expansion</text:p>
            <text:p>connectors</text:p>
            <text:p>MSB</text:p>
            <text:p>LSB</text:p>
            <text:p>Bit order: 15 14 ...............1..0</text:p>
            <text:p>Bit 15..............Pin is used or not..............0=Unused by cape 1=Used by cape</text:p>
            <text:p>Bit 14-13.........Pin Direction...................1 0=Output 01=Input 11=BDIR</text:p>
            <text:p>Bits 12-7.........Reserved........................should be all zeros</text:p>
            <text:p>Bit 6...............Slew Rate .......................0=Fast 1=Slow</text:p>
            <text:p>Bit 5...............Rx Enable.......................0=Disabled 1=Enabled</text:p>
            <text:p>Bit 4...............Pull Up/Dn Select..............0=Pulldown 1=PullUp</text:p>
            <text:p>Bit 3...............Pull Up/DN enabled...........0=Enabled 1=Disabled</text:p>
            <text:p>Bits 2-0 ..........Mux Mode Selection...........Mode 0-7</text:p>
            <text:p><text:span text:style-name="T1">(Only first 74 pins → remainder in “Pin Usage Extra” )</text:span></text:p>
          </table:table-cell>
        </table:table-row>
        <table:table-row table:style-name="ro3">
          <table:table-cell table:style-name="ce2" office:value-type="string">
            <text:p>VDD_3V3 Current Sink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aximum current in milliamps. This is HEX value of the current in decimal</text:p>
            <text:p>1500mA=0x05 0xDC 325mA=0x01 0x45</text:p>
          </table:table-cell>
        </table:table-row>
        <table:table-row table:style-name="ro3">
          <table:table-cell table:style-name="ce3" office:value-type="string">
            <text:p>VDD_5V0 Current Sink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aximum current in milliamps. This is HEX value of the current in decimal</text:p>
            <text:p>1500mA=0x05 0xDC 325mA=0x01 0x45</text:p>
          </table:table-cell>
        </table:table-row>
        <table:table-row table:style-name="ro3">
          <table:table-cell table:style-name="ce3" office:value-type="string">
            <text:p>SYS_5V0 Current Sink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aximum current in milliamps. This is HEX value of the current in decimal</text:p>
            <text:p>1500mA=0x05 0xDC 325mA=0x01 0x45</text:p>
          </table:table-cell>
        </table:table-row>
        <table:table-row table:style-name="ro6">
          <table:table-cell table:style-name="ce2" office:value-type="string">
            <text:p>VDD_5V0 Current Source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ndicates whether or not the board is supplying voltage on the VDD_5V rail and</text:p>
            <text:p>the current rating 000=No 1-0xFFFF is the current supplied storing the decimal</text:p>
            <text:p>equivalent in HEX format</text:p>
          </table:table-cell>
        </table:table-row>
        <table:table-row table:style-name="ro1">
          <table:table-cell table:style-name="ce3" office:value-type="string">
            <text:p>VBAT_Current_Sink</text:p>
          </table:table-cell>
          <table:table-cell table:style-name="ce2" office:value-type="float" office:value="244">
            <text:p>244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<text:span text:style-name="T2">Maximum current in milliamps. This is HEX value of the current in decimal</text:span></text:p>
          </table:table-cell>
        </table:table-row>
        <table:table-row table:style-name="ro1">
          <table:table-cell table:style-name="ce3" office:value-type="string">
            <text:p>VIN_Current_Sink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<text:span text:style-name="T2">Maximum current in milliamps. This is HEX value of the current in decimal</text:span></text:p>
          </table:table-cell>
        </table:table-row>
        <table:table-row table:style-name="ro2">
          <table:table-cell table:style-name="ce2" office:value-type="string">
            <text:p>Reserved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Reserved</text:p>
          </table:table-cell>
        </table:table-row>
        <table:table-row table:style-name="ro2">
          <table:table-cell table:style-name="ce3" office:value-type="string">
            <text:p>Reserved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Reserved</text:p>
          </table:table-cell>
        </table:table-row>
        <table:table-row table:style-name="ro7">
          <table:table-cell table:style-name="ce3" office:value-type="string">
            <text:p>Reserved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Reserved</text:p>
          </table:table-cell>
        </table:table-row>
        <table:table-row table:style-name="ro2">
          <table:table-cell table:style-name="ce3" office:value-type="string">
            <text:p>Checksum #1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Checksum(16 bit) of this section of the EEPROM (000-253)</text:p>
          </table:table-cell>
        </table:table-row>
        <table:table-row table:style-name="ro8" table:number-rows-repeated="13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" table:number-columns-repeated="2"/>
          <table:table-cell table:style-name="ce7"/>
        </table:table-row>
        <table:table-row table:style-name="ro2">
          <table:table-cell table:style-name="ce2" table:number-columns-repeated="3"/>
          <table:table-cell table:style-name="ce7"/>
        </table:table-row>
        <table:table-row table:style-name="ro8" table:number-rows-repeated="1048540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oxon</meta:initial-creator>
    <meta:creation-date>2015-05-05T17:52:26</meta:creation-date>
    <dc:date>2015-05-05T18:12:28</dc:date>
    <dc:creator>tom moxon</dc:creator>
    <meta:editing-duration>PT4M22S</meta:editing-duration>
    <meta:editing-cycles>1</meta:editing-cycles>
    <meta:document-statistic meta:table-count="1" meta:cell-count="80" meta:object-count="0"/>
    <meta:generator>LibreOffice/3.5$Linux_x86 LibreOffice_project/350m1$Build-2</meta:generator>
  </office:meta>
</office:document-meta>
</file>